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IMA GONZALES ALDEMI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06986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U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178881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INTADO FERNANDEZ, MANUEL JESU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57403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1 788 81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NIMA GONZALES ALDEMI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2069867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206986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3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09/2021</text:p>
          </table:table-cell>
          <table:table-cell table:style-name="Tabla2.A3" office:value-type="string">
            <text:p text:style-name="P22">653654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2/09/2021</text:p>
          </table:table-cell>
          <table:table-cell table:style-name="Tabla2.A4" office:value-type="string">
            <text:p text:style-name="P22">655581</text:p>
          </table:table-cell>
          <table:table-cell table:style-name="Tabla2.D4" office:value-type="string">
            <text:p text:style-name="P23">3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3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3:59:3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